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F54F853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/>
    <style:font-face style:name="NotoSans1" svg:font-family="NotoSans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bitmap" draw:fill-color="#4b91e1" draw:fill-image-name="Painted_20_White" style:repeat="stretch" draw:textarea-horizontal-align="justify" draw:textarea-vertical-align="middle" draw:auto-grow-height="false" fo:min-height="17.25cm" fo:min-width="17cm" loext:decorative="false"/>
    </style:style>
    <style:style style:name="gr2" style:family="graphic" style:parent-style-name="standard">
      <style:graphic-properties draw:stroke="none" draw:fill="solid" draw:fill-color="#4b91e1" loext:decorative="false"/>
    </style:style>
    <style:style style:name="gr3" style:family="graphic" style:parent-style-name="standard">
      <style:graphic-properties draw:stroke="none" draw:fill="solid" draw:fill-color="#4b91e1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solid" svg:stroke-width="0.211cm" svg:stroke-color="#000000" draw:stroke-linejoin="miter" svg:stroke-linecap="butt" draw:fill="none" fo:padding-top="0.105cm" fo:padding-bottom="0.105cm" fo:padding-left="0.105cm" fo:padding-right="0.105cm" loext:decorative="false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solid" svg:stroke-width="0.211cm" svg:stroke-color="#000000" draw:stroke-linejoin="miter" svg:stroke-linecap="butt" draw:fill="solid" draw:fill-color="#000000" fo:padding-top="0.105cm" fo:padding-bottom="0.105cm" fo:padding-left="0.105cm" fo:padding-right="0.105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4.612cm" fo:min-width="3.38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3.946cm" fo:min-width="59.08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7.312cm" fo:min-width="37.75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3.386cm" fo:min-width="56.18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objectwithoutfill">
      <style:graphic-properties svg:stroke-width="0.106cm" svg:stroke-color="#666666" draw:marker-start-width="0.358cm" draw:marker-end-width="0.358cm" draw:fill="none" draw:textarea-horizontal-align="center" draw:textarea-vertical-align="middle" fo:padding-top="0.052cm" fo:padding-bottom="0.052cm" fo:padding-left="0.052cm" fo:padding-right="0.052cm" loext:decorative="false"/>
    </style:style>
    <style:style style:name="P1" style:family="paragraph">
      <loext:graphic-properties draw:fill="bitmap" draw:fill-color="#4b91e1" draw:fill-image-name="Painted_20_White" style:repeat="stretch"/>
      <style:paragraph-properties fo:text-align="center"/>
    </style:style>
    <style:style style:name="P2" style:family="paragraph">
      <loext:graphic-properties draw:fill="solid" draw:fill-color="#4b91e1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4b91e1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96pt" style:font-size-asian="96pt" style:font-size-complex="96pt"/>
    </style:style>
    <style:style style:name="P9" style:family="paragraph">
      <loext:graphic-properties draw:fill="none"/>
      <style:text-properties fo:font-size="147pt" style:font-size-asian="147pt" style:font-size-complex="147pt"/>
    </style:style>
    <style:style style:name="P10" style:family="paragraph">
      <loext:graphic-properties draw:fill="none"/>
      <style:paragraph-properties fo:text-align="start"/>
      <style:text-properties fo:font-size="80pt" style:font-size-asian="72pt" style:font-size-complex="7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Ubuntu1" fo:font-size="96pt" fo:font-weight="normal" style:font-name-asian="Ubuntu1" style:font-size-asian="96pt" style:font-weight-asian="normal" style:font-name-complex="Ubuntu1" style:font-size-complex="96pt" style:font-weight-complex="normal"/>
    </style:style>
    <style:style style:name="T2" style:family="text">
      <style:text-properties fo:color="#000000" loext:opacity="100%" style:font-name="NotoSans" fo:font-size="96pt" fo:font-weight="normal" style:font-name-asian="NotoSans" style:font-size-asian="96pt" style:font-weight-asian="normal" style:font-name-complex="NotoSans" style:font-size-complex="96pt" style:font-weight-complex="normal"/>
    </style:style>
    <style:style style:name="T3" style:family="text">
      <style:text-properties fo:color="#ffffff" loext:opacity="100%" style:font-name="Ubuntu1" fo:font-size="147pt" fo:font-weight="bold" style:font-name-asian="Ubuntu1" style:font-size-asian="147pt" style:font-weight-asian="bold" style:font-name-complex="Ubuntu1" style:font-size-complex="147pt" style:font-weight-complex="bold"/>
    </style:style>
    <style:style style:name="T4" style:family="text">
      <style:text-properties fo:color="#ffffff" loext:opacity="100%" style:font-name="Ubuntu1" fo:font-size="80pt" fo:font-weight="normal" style:font-name-asian="Ubuntu1" style:font-size-asian="72pt" style:font-weight-asian="normal" style:font-name-complex="Ubuntu1" style:font-size-complex="7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7cm" svg:height="17.25cm" svg:x="1.35cm" svg:y="7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1.35cm" svg:y="40.5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69.718cm" svg:height="20.321cm" svg:x="1.27cm" svg:y="1.27cm" svg:viewBox="0 0 69719 20322" svg:d="M212 0h69296c117 0 211 95 211 212v19899c0 117-94 211-211 211h-69296c-117 0-212-94-212-211v-19899c0-117 95-212 212-212z">
          <text:p/>
        </draw:path>
        <draw:custom-shape draw:style-name="gr1" draw:text-style-name="P1" draw:layer="layout" svg:width="17cm" svg:height="17.25cm" svg:x="1.35cm" svg:y="2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18.85cm" svg:y="2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18.85cm" svg:y="4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36.5cm" svg:y="4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36.5cm" svg:y="2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54cm" svg:y="2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54cm" svg:y="4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1.35cm" svg:y="58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18.85cm" svg:y="58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18.85cm" svg:y="7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36.5cm" svg:y="7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36.5cm" svg:y="58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54cm" svg:y="58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17.25cm" svg:x="54cm" svg:y="76.1cm">
          <text:p/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18.105cm" svg:height="7.494cm" svg:x="52.882cm" svg:y="95.803cm" svg:viewBox="0 0 18106 7495" svg:d="M212 0h17683c117 0 211 94 211 211v7072c0 117-94 212-211 212h-17683c-117 0-212-95-212-212v-7072c0-117 95-211 212-211z">
          <text:p text:style-name="P3"><text:span text:style-name="T1">PRÓXIMO</text:span></text:p>
        </draw:path>
        <draw:path draw:style-name="gr4" draw:text-style-name="P5" draw:layer="layout" svg:width="4.864cm" svg:height="4.864cm" svg:x="20.289cm" svg:y="97.371cm" svg:viewBox="0 0 4865 4865" svg:d="M4865 2433c0 1343-1089 2432-2432 2432-1344 0-2433-1089-2433-2432 0-1344 1089-2433 2433-2433 1343 0 2432 1089 2432 2433z">
          <text:p/>
        </draw:path>
        <draw:path draw:style-name="gr5" draw:text-style-name="P6" draw:layer="layout" svg:width="4.639cm" svg:height="4.77cm" svg:x="11.678cm" svg:y="97.138cm" svg:viewBox="0 0 4640 4771" svg:d="M3006 2666h976c0 0-50-2152-1638-2152-1587 0-1722 2152-1722 2152h982l-48 2034c0 0-667 159-1027 0-208-93-334-329-420-540-146-359-146-2211 5-2566 114-307 643-1594 2189-1594 1629 0 2026 1287 2121 1514 198 349 303 2287 127 2646-106 219-222 435-493 540-327 126-1052 0-1052 0z">
          <text:p/>
        </draw:path>
        <draw:path draw:style-name="gr4" draw:text-style-name="P5" draw:layer="layout" svg:width="3.705cm" svg:height="3.571cm" svg:x="3.571cm" svg:y="98.028cm" svg:viewBox="0 0 3706 3572" svg:d="M3309 2382c-265 926-926 1190-1721 1190-882 0-1588-661-1588-1852 0-1058 794-1732 1720-1720 1050 13 1456 1059 1456 1059l-661 265 926 661 265-1191-530 265">
          <text:p/>
        </draw:path>
        <draw:polygon draw:style-name="gr6" draw:text-style-name="P6" draw:layer="layout" svg:width="1.059cm" svg:height="1.191cm" svg:x="6.217cm" svg:y="98.821cm" svg:viewBox="0 0 1060 1192" draw:points="0,530 1060,0 795,1192">
          <text:p/>
        </draw:polygon>
        <draw:frame draw:style-name="gr7" draw:text-style-name="P8" draw:layer="layout" svg:width="3.386cm" svg:height="4.612cm" svg:x="22.283cm" svg:y="97.431cm">
          <draw:text-box>
            <text:p text:style-name="P7"><text:span text:style-name="T2">i</text:span></text:p>
          </draw:text-box>
        </draw:frame>
        <draw:frame draw:style-name="gr8" draw:text-style-name="P8" draw:layer="layout" svg:width="59.087cm" svg:height="3.946cm" svg:x="4.983cm" svg:y="4.671cm">
          <draw:text-box>
            <text:p text:style-name="P7"><text:span text:style-name="T1">Selecione todos os quadrados com</text:span></text:p>
          </draw:text-box>
        </draw:frame>
        <draw:frame draw:style-name="gr9" draw:text-style-name="P9" draw:layer="layout" svg:width="37.751cm" svg:height="7.312cm" svg:x="4.983cm" svg:y="8.195cm">
          <draw:text-box>
            <text:p text:style-name="P7"><text:span text:style-name="T3">alguma coisa</text:span></text:p>
          </draw:text-box>
        </draw:frame>
        <draw:frame draw:style-name="gr10" draw:text-style-name="P10" draw:layer="layout" svg:width="56.183cm" svg:height="3.386cm" svg:x="4.983cm" svg:y="15.462cm">
          <draw:text-box>
            <text:p text:style-name="P7"><text:span text:style-name="T4">se não há nenhuma, clique em próximo</text:span></text:p>
          </draw:text-box>
        </draw:frame>
        <draw:line draw:style-name="gr11" draw:text-style-name="P11" draw:layer="layout" svg:x1="-0.1cm" svg:y1="94.65cm" svg:x2="72.257cm" svg:y2="9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/>
    <style:font-face style:name="NotoSans1" svg:font-family="NotoSans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Ubuntu" svg:font-family="Ubuntu" style:font-pitch="variable"/>
    <style:font-face style:name="Ubuntu1" svg:font-family="Ubuntu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 draw:stroke-linejoin="bevel" draw:shadow-color="#00000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2.26cm" fo:page-height="104.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2M35S</meta:editing-duration>
    <meta:editing-cycles>2</meta:editing-cycles>
    <meta:generator>LibreOffice/7.6.5.2$Windows_X86_64 LibreOffice_project/38d5f62f85355c192ef5f1dd47c5c0c0c6d6598b</meta:generator>
    <meta:creation-date>2024-12-25T01:49:29.478000000</meta:creation-date>
    <dc:description>Projeto captcha feito em Draw como um exemplo de padronização para imagem ou estrutura padrão.</dc:description>
    <dc:subject>Referencia para Draw</dc:subject>
    <dc:title>ReCaptcha em Draw</dc:title>
    <dc:date>2024-12-25T01:51:52.511000000</dc:date>
    <meta:document-statistic meta:object-count="27"/>
  </office:meta>
</office:document-meta>
</file>